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0b39"/>
    </style:style>
    <style:style style:name="P2" style:family="paragraph" style:parent-style-name="Standard">
      <style:text-properties officeooo:paragraph-rsid="000213a5"/>
    </style:style>
    <style:style style:name="T1" style:family="text">
      <style:text-properties officeooo:rsid="00002169"/>
    </style:style>
    <style:style style:name="T2" style:family="text">
      <style:text-properties officeooo:rsid="00020b39"/>
    </style:style>
    <style:style style:name="T3" style:family="text">
      <style:text-properties officeooo:rsid="000213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La page wikipedia sur JS :</text:span></text:p>
      <text:p text:style-name="P1"><text:span text:style-name="T2"><text:tab/></text:span><text:a xlink:type="simple" xlink:href="http://fr.wikipedia.org/wiki/JavaScript"><text:span text:style-name="T1">http://fr.wikipedia.org/wiki/JavaScript</text:span></text:a></text:p>
      <text:p text:style-name="P1"><text:span text:style-name="T1"/></text:p>
      <text:p text:style-name="P1"><text:span text:style-name="T2">L'école du W3C :</text:span></text:p>
      <text:p text:style-name="P1"><text:span text:style-name="T2"><text:tab/></text:span><text:a xlink:type="simple" xlink:href="http://www.w3schools.com/js/"><text:span text:style-name="T2">http://www.w3schools.com/js/</text:span></text:a></text:p>
      <text:p text:style-name="P1"><text:span text:style-name="T2"/></text:p>
      <text:p text:style-name="P2"><text:span text:style-name="T3">Quelques cours et tutos intéressant :</text:span></text:p>
      <text:p text:style-name="P2"><text:span text:style-name="T3"><text:tab/></text:span><text:a xlink:type="simple" xlink:href="http://www.commentcamarche.net/contents/577-javascript-introduction-au-langage-javascript"><text:span text:style-name="T3">http://www.commentcamarche.net/contents/577-javascript-introduction-au-langage-javascript</text:span></text:a></text:p>
      <text:p text:style-name="P2"><text:span text:style-name="T3"><text:tab/></text:span><text:a xlink:type="simple" xlink:href="http://fr.openclassrooms.com/informatique/javascript/cours"><text:span text:style-name="T3">http://fr.openclassrooms.com/informatique/javascript/cours</text:span></text:a></text:p>
      <text:p text:style-name="P2"><text:span text:style-name="T3"><text:tab/></text:span><text:a xlink:type="simple" xlink:href="http://www.gchagnon.fr/cours/dhtml/index.html"><text:span text:style-name="T3">http://www.gchagnon.fr/cours/dhtml/index.html</text:span></text:a></text:p>
      <text:p text:style-name="P2"><text:span text:style-name="T3"><text:tab/></text:span><text:a xlink:type="simple" xlink:href="http://www.toutjavascript.com/main/index.php3"><text:span text:style-name="T3">http://www.toutjavascript.com/main/index.php3</text:span></text:a></text:p>
      <text:p text:style-name="P2"><text:span text:style-name="T3"/></text:p>
      <text:p text:style-name="P2"><text:span text:style-name="T3"><text:tab/></text:span></text:p>
      <text:p text:style-name="P2"><text:span text:style-name="T3">La page de developpez.com sur JS et sur AJAX :</text:span></text:p>
      <text:p text:style-name="P2"><text:span text:style-name="T3"><text:tab/></text:span><text:a xlink:type="simple" xlink:href="http://javascript.developpez.com/"><text:span text:style-name="T3">http://javascript.developpez.com</text:span></text:a></text:p>
      <text:p text:style-name="P2"><text:span text:style-name="T3"><text:tab/></text:span><text:a xlink:type="simple" xlink:href="http://ajax.developpez.com/"><text:span text:style-name="T3">http://ajax.developpez.com</text:span></text:a></text:p>
      <text:p text:style-name="P2"><text:span text:style-name="T3"/></text:p>
      <text:p text:style-name="P2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08:34:35.95</meta:creation-date>
    <dc:date>2013-10-01T08:57:37</dc:date>
    <meta:editing-duration>PT22M32S</meta:editing-duration>
    <meta:editing-cycles>3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14" meta:word-count="34" meta:character-count="497" meta:non-whitespace-character-count="465"/>
  </office:meta>
</office:document-meta>
</file>